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19c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a00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deb0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14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132" style:family="text">
      <style:text-properties style:font-name="標楷體1"/>
    </style:style>
    <style:style style:name="T133" style:family="text">
      <style:text-properties style:font-name="標楷體1" style:font-name-asian="標楷體1"/>
    </style:style>
    <style:style style:name="T134" style:family="text">
      <style:text-properties style:font-name="標楷體1" officeooo:rsid="0a6d63ec" style:font-name-asian="標楷體1"/>
    </style:style>
    <style:style style:name="T135" style:family="text">
      <style:text-properties style:font-name="標楷體1" style:text-underline-style="solid" style:text-underline-width="auto" style:text-underline-color="font-color"/>
    </style:style>
    <style:style style:name="T136" style:family="text">
      <style:text-properties style:font-name="標楷體1" style:text-underline-style="solid" style:text-underline-width="auto" style:text-underline-color="font-color" officeooo:rsid="2a54d6c6"/>
    </style:style>
    <style:style style:name="T137" style:family="text">
      <style:text-properties style:font-name="標楷體1" style:text-underline-style="solid" style:text-underline-width="auto" style:text-underline-color="font-color" officeooo:rsid="2ab2d7e2"/>
    </style:style>
    <style:style style:name="T138" style:family="text">
      <style:text-properties style:font-name="標楷體1" style:text-underline-style="solid" style:text-underline-width="auto" style:text-underline-color="font-color" officeooo:rsid="2b8623b6"/>
    </style:style>
    <style:style style:name="T139" style:family="text">
      <style:text-properties style:font-name="標楷體1" officeooo:rsid="3449857d"/>
    </style:style>
    <style:style style:name="T140" style:family="text">
      <style:text-properties style:font-name="標楷體1" officeooo:rsid="2968fd3e"/>
    </style:style>
    <style:style style:name="T141" style:family="text">
      <style:text-properties style:font-name="標楷體1" officeooo:rsid="2a524b7f"/>
    </style:style>
    <style:style style:name="T142" style:family="text">
      <style:text-properties style:font-name="標楷體1" style:text-underline-style="none" style:font-name-asian="標楷體1"/>
    </style:style>
    <style:style style:name="T143" style:family="text">
      <style:text-properties style:font-name="標楷體1" officeooo:rsid="2a6ee61b"/>
    </style:style>
    <style:style style:name="T144" style:family="text">
      <style:text-properties officeooo:rsid="3449857d"/>
    </style:style>
    <style:style style:name="T145" style:family="text">
      <style:text-properties style:font-name="Liberation Serif" officeooo:rsid="0a6d63ec" style:font-name-asian="標楷體1"/>
    </style:style>
    <style:style style:name="T146" style:family="text">
      <style:text-properties officeooo:rsid="0a6d63ec"/>
    </style:style>
    <style:style style:name="T147" style:family="text">
      <style:text-properties officeooo:rsid="2f7a955a"/>
    </style:style>
    <style:style style:name="T14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9" style:family="text">
      <style:text-properties style:font-name-asian="標楷體1"/>
    </style:style>
    <style:style style:name="T150" style:family="text">
      <style:text-properties style:font-name="標楷體1"/>
    </style:style>
    <style:style style:name="T151" style:family="text">
      <style:text-properties style:font-name="標楷體1" style:font-name-asian="標楷體1"/>
    </style:style>
    <style:style style:name="T152" style:family="text">
      <style:text-properties style:font-name="標楷體1" officeooo:rsid="2b3965a6"/>
    </style:style>
    <style:style style:name="T153" style:family="text">
      <style:text-properties officeooo:rsid="362b5268"/>
    </style:style>
    <style:style style:name="T154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7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56">層個體、第</text:span><text:span text:style-name="T33">1</text:span><text:span text:style-name="T56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6">派對、戰爭、</text:span><text:span text:style-name="T77">心電感應、催眠、靈魂控制、意識控制、竊聽腦中感知、寫入腦中感知</text:span><text:span text:style-name="T56">、秩序大亂、文明崩塌</text:span>。</text:p>
            </text:list-item>
            <text:list-item>
              <text:p text:style-name="P42"><text:span text:style-name="T101">肉質層個體、意識層個體、精神層個體</text:span>，。</text:p>
            </text:list-item>
            <text:list-item>
              <text:p text:style-name="P43"><text:span text:style-name="T1">大規模監控</text:span>，<text:span text:style-name="T56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6">劍橋計畫、</text:span><text:span text:style-name="T66">位</text:span><text:span text:style-name="T56">器型大規模監控、位訊號、電訊號、</text:span><text:span text:style-name="T66">聲音、重力波</text:span><text:span text:style-name="T56">、</text:span><text:span text:style-name="T66">光波</text:span><text:span text:style-name="T56">、</text:span><text:span text:style-name="T19">第</text:span><text:span text:style-name="T29">a層級型態</text:span><text:span text:style-name="T56">大規模監控、帶有探照燈的攝影機、</text:span><text:span text:style-name="T67">心電感應、催眠、靈魂控制、意識控制、寫入腦中感知、竊聽腦中感知、竊聽腦中意識、竊聽腦中思想</text:span><text:span text:style-name="T56">、身體、意識、被害妄想症、精神病患者</text:span>。</text:p>
            </text:list-item>
            <text:list-item>
              <text:p text:style-name="P44"><text:span text:style-name="T12">&lt;_?</text:span><text:span text:style-name="T13">3_&gt;</text:span><text:span text:style-name="T103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101">學門</text:span>，。</text:p>
            </text:list-item>
            <text:list-item>
              <text:p text:style-name="P87"><text:span text:style-name="T111">投影世界觀</text:span>，手電筒、球、存在、影子、存在、變化、本質、現象。</text:p>
            </text:list-item>
          </text:list>
        </text:list-item>
        <text:list-item>
          <text:p text:style-name="P5">大自然<text:span text:style-name="T132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33"> (第1本)</text:span></text:p>
          <text:list>
            <text:list-item>
              <text:p text:style-name="P45"><text:span text:style-name="T1">間諜</text:span>，<text:span text:style-name="T147">子彈、彈道、（靶上的）彈痕、領導層型間諜、國民群型間諜、國家型間諜、商業型間諜、政治型間諜、軍事型間諜、電器、</text:span><text:span text:style-name="T56">第</text:span><text:span text:style-name="T20">a</text:span><text:span text:style-name="T56">層級型態個體、</text:span><text:span text:style-name="T59">肉質層型間諜、靈魂層型間諜、精神層型間諜</text:span><text:span text:style-name="T57">、電</text:span><text:span text:style-name="T59">器</text:span><text:span text:style-name="T57">、</text:span><text:span text:style-name="T114">位</text:span><text:span text:style-name="T59">器</text:span><text:span text:style-name="T57">、電磁波、</text:span><text:span text:style-name="T114">位</text:span><text:span text:style-name="T115">動</text:span><text:span text:style-name="T57">波、</text:span><text:span text:style-name="T22">紅外線</text:span><text:span text:style-name="T57">、可見光、</text:span><text:span text:style-name="T22">紫外線</text:span><text:span text:style-name="T57">、次聲波、聲波、</text:span><text:span text:style-name="T61">超</text:span><text:span text:style-name="T57">音波、聲音、重力波、手機、攝影機</text:span><text:span text:style-name="T59">、麥克風、陀螺儀、</text:span><text:span text:style-name="T25">USB</text:span><text:span text:style-name="T59">孔、觸控螢幕、手機畫面</text:span>。</text:p>
            </text:list-item>
          </text:list>
        </text:list-item>
        <text:list-item>
          <text:p text:style-name="P7">世界學<text:span text:style-name="T133"> (第1本)</text:span></text:p>
          <text:list>
            <text:list-item>
              <text:p text:style-name="P46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5"><text:span text:style-name="T1">紅移、紫移</text:span>，超音速、音爆、後移現象、尺度、宗態譜、<text:span text:style-name="T57">時間 越紅移、時間 越慢</text:span>。</text:p>
            </text:list-item>
            <text:list-item>
              <text:p text:style-name="P47"><text:span text:style-name="T1">維度</text:span>，線。</text:p>
            </text:list-item>
            <text:list-item>
              <text:p text:style-name="P48"><text:span text:style-name="T9">函數</text:span>，<text:span text:style-name="T55">影子、存在、現象、本質、</text:span><text:span text:style-name="T59">亞里斯多德</text:span>。</text:p>
            </text:list-item>
            <text:list-item>
              <text:p text:style-name="P49"><text:span text:style-name="T100">速度</text:span>，位移、時間。</text:p>
            </text:list-item>
            <text:list-item>
              <text:p text:style-name="P65"><text:span text:style-name="T105">距離</text:span>，尺度、<text:span text:style-name="T72">土壤密度、水密度、空氣密度、空間節點密度、時間密度、縮小版、</text:span><text:span text:style-name="T75">思考速度、文明發展速度</text:span>。</text:p>
            </text:list-item>
            <text:list-item>
              <text:p text:style-name="P73"><text:span text:style-name="T135">&lt;?</text:span><text:span text:style-name="T136">a&gt;</text:span><text:span text:style-name="T6">個體</text:span>，<text:span text:style-name="T72">個體流層級、第</text:span><text:span text:style-name="T117">a</text:span><text:span text:style-name="T126">層</text:span><text:span text:style-name="T87">級個體流、位移、速度、加速度、水流、資料流</text:span>。</text:p>
            </text:list-item>
            <text:list-item>
              <text:p text:style-name="P61"><text:span text:style-name="T1">當下</text:span>，<text:span text:style-name="T75">尺度、</text:span><text:span text:style-name="T32">存在、</text:span><text:span text:style-name="T75">變化</text:span><text:span text:style-name="T54">、喝水、紅移、紫移</text:span>。</text:p>
            </text:list-item>
            <text:list-item>
              <text:p text:style-name="P63"><text:span text:style-name="T106">型態層級</text:span>，<text:span text:style-name="T75">第</text:span><text:span text:style-name="T116">a</text:span><text:span text:style-name="T76">層級型態個體、肉體、靈魂、力、超能力個體、物質文明、靈魂文明</text:span>。</text:p>
            </text:list-item>
          </text:list>
        </text:list-item>
        <text:list-item>
          <text:p text:style-name="P68"><text:span text:style-name="T1">世界學</text:span><text:span text:style-name="T135"> (第</text:span><text:span text:style-name="T137">2</text:span><text:span text:style-name="T135">本)</text:span></text:p>
          <text:list>
            <text:list-item>
              <text:p text:style-name="P69"><text:span text:style-name="T107">量變、質變</text:span>，蘇格拉底、視覺、<text:span text:style-name="T78">色調值、濃度值、亮度值、</text:span><text:span text:style-name="T80">宗態層級型量變、宗態層級型質變、</text:span><text:span text:style-name="T79">權力、金錢、名聲、權力、權利、權限、</text:span><text:span text:style-name="T80">利益、資產、資源、名號、</text:span><text:span text:style-name="T79">職位、身分、</text:span><text:span text:style-name="T80">馬太效應、內捲、</text:span><text:span text:style-name="T81">量質二相性、</text:span><text:span text:style-name="T80">波粒二象性、</text:span><text:span text:style-name="T79">印地安人、美國獨立宣言、文化大革命、武漢革命、馬丁路德</text:span>。</text:p>
            </text:list-item>
            <text:list-item>
              <text:p text:style-name="P72"><text:span text:style-name="T1">哲學</text:span>，思想、決策、行動、選擇障礙、深藍、電腦、亞里斯多德、<text:span text:style-name="T79">尼古拉</text:span><text:span text:style-name="T34">·</text:span><text:span text:style-name="T79">特斯拉、哲學 描述 字詞、推廣化、深入化、實體化、抽象化、</text:span><text:span text:style-name="T82">跨領域移植、新知生活化、</text:span><text:span text:style-name="T79">函數曲線</text:span><text:span text:style-name="T82">化、函數方程式化、定義化、日常生活化、函數名稱化、數學化、</text:span><text:span text:style-name="T79">哲學</text:span><text:span text:style-name="T82">數學化、</text:span><text:span text:style-name="T83">數學</text:span><text:span text:style-name="T79">哲學</text:span><text:span text:style-name="T82">化、</text:span><text:span text:style-name="T79">哲學型</text:span><text:span text:style-name="T84">數學</text:span><text:span text:style-name="T82">、</text:span><text:span text:style-name="T35">傅立葉轉換、</text:span><text:span text:style-name="T79">手電筒、物質、存在、能量、影子、</text:span><text:span text:style-name="T82">新知、新的知識、象形文字、字母文字、</text:span><text:span text:style-name="T86">法律、毒樹果原則、哲學家、時空背景、感測到的、傳承到的、假想到的、程式</text:span><text:span text:style-name="T127">語言、VB、組合語言、機械碼、C</text:span><text:span text:style-name="T86">語言</text:span>。</text:p>
            </text:list-item>
            <text:list-item>
              <text:p text:style-name="P70"><text:span text:style-name="T108">最短距離</text:span>，。</text:p>
            </text:list-item>
            <text:list-item>
              <text:p text:style-name="P71"><text:span text:style-name="T1">平衡</text:span>，靜力平衡、宏觀尺度型認定、古典尺度型認定、微觀尺度型認定、<text:span text:style-name="T85">個體論、個體宇宙觀、紅血球、血液循環系統、人體、</text:span><text:span text:style-name="T79">一個靜止不動的點、無法觀測到的存在、生命、文明、細胞群</text:span>。</text:p>
            </text:list-item>
            <text:list-item>
              <text:p text:style-name="P80"><text:span text:style-name="T1">波、粒子</text:span>，時間流逝、空間移動、宏觀尺度、古典尺度、微觀尺度、<text:span text:style-name="T79">變化 基於、根基是 存在</text:span>、氫原子、水波、光、電子、鬆散、緊密、撞球、黏性、黏著力、強力、弱力<text:span text:style-name="T133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89"><text:span text:style-name="T1">世界學</text:span><text:span text:style-name="T135"> (第</text:span><text:span text:style-name="T138">3</text:span><text:span text:style-name="T135">本)</text:span></text:p>
          <text:list>
            <text:list-item>
              <text:p text:style-name="P95"><text:span text:style-name="T113">宏觀世界、古典世界、</text:span><text:bookmark-start text:name="微觀世界、古典世界、宏觀世界"/><text:span text:style-name="T113">微觀世界</text:span><text:bookmark-end text:name="微觀世界、古典世界、宏觀世界"/>，<text:span text:style-name="T79">宏觀尺度的世界、古典尺度的世界、微觀尺度的世界、宗疊、無人</text:span><text:span text:style-name="T89">潛水艇、</text:span><text:span text:style-name="T88">亮光型</text:span><text:span text:style-name="T118">UFO、樂高城堡、土星環、</text:span><text:span text:style-name="T79">神、造物主、創世神、建造者、設計者、製造者、</text:span><text:span text:style-name="T54">尺度 越小</text:span><text:span text:style-name="T79">，時間、</text:span><text:span text:style-name="T55">變化 越快、</text:span><text:span text:style-name="T94">多個宇宙組成的大宇宙、</text:span><text:span text:style-name="T79">核分裂、核融合、月球、銀河、撞球、汽車、天文學、星系公轉、星雲塵埃、世界工廠、全球化生產</text:span><text:span text:style-name="T54">、汽車流水線、連續生產、連綿不斷的生產、古典力學、麵包工坊、麵包烤箱、一批一批、量子力學、一份一份、籃球、拋物線、擠壓氣球、光電效應、電子、金屬板、</text:span><text:span text:style-name="T96">終止頻率、小麥、麥穗、香味、化學物質、濃度、種類、強度、</text:span><text:span text:style-name="T98">純正、天然、人造、化工、</text:span><text:span text:style-name="T54">化學</text:span><text:span text:style-name="T98">元素、頻道、光譜線、夜明珠、夜光</text:span><text:span text:style-name="T79">、天文學、太陽系、仙女星系</text:span><text:span text:style-name="T98">、奧默默、</text:span><text:span text:style-name="T79">電磁學、公式解、數學模型解</text:span><text:span text:style-name="T98">、觸控螢幕、質子</text:span><text:span text:style-name="T79">、正電荷、</text:span><text:span text:style-name="T36">陶子</text:span>。</text:p>
            </text:list-item>
            <text:list-item>
              <text:p text:style-name="P81"><text:span text:style-name="T108">時間、空間</text:span>，波、粒子、遙視、下游、其他<text:span text:style-name="T132">&lt;?</text:span><text:span text:style-name="T152">3&gt;</text:span><text:span text:style-name="T154">個體、密度、折射、紫移</text:span>。</text:p>
            </text:list-item>
            <text:list-item>
              <text:p text:style-name="P86"><text:span text:style-name="T1">宗速</text:span>，古典尺度、微觀尺度、行星、公轉、橢圓、電子、機率雲、繞著、<text:span text:style-name="T92">穩定、週期性</text:span><text:span text:style-name="T129">、</text:span><text:span text:style-name="T130">n體系</text:span><text:span text:style-name="T93">統</text:span>。</text:p>
            </text:list-item>
            <text:list-item>
              <text:p text:style-name="P85"><text:span text:style-name="T1">宗疊</text:span>，<text:span text:style-name="T133">RGB、</text:span>紅色值、綠色值、藍色值、<text:span text:style-name="T119">ESL、</text:span><text:span text:style-name="T90">色調值、濃度值、亮度值、電腦、程式碼、</text:span><text:span text:style-name="T91">宗疊層級、</text:span><text:span text:style-name="T120">第</text:span><text:span text:style-name="T121">1層級宗疊</text:span>。</text:p>
            </text:list-item>
            <text:list-item>
              <text:p text:style-name="P90"><text:span text:style-name="T112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92"><text:span text:style-name="T1">無窮大、無窮小</text:span>，液態水、冰塊<text:span text:style-name="T95">、汽車流水線、潛能、實現、完整的汽車、完成的汽車、材料、半成品、手機行、使用者</text:span>。</text:p>
            </text:list-item>
          </text:list>
        </text:list-item>
        <text:list-item>
          <text:p text:style-name="P8"><text:span text:style-name="T133">宇宙胞 (第1本</text:span><text:span text:style-name="T132">)</text:span></text:p>
          <text:list>
            <text:list-item>
              <text:p text:style-name="P76"><text:span text:style-name="T100">熱寂、冷寂</text:span>，。</text:p>
            </text:list-item>
          </text:list>
        </text:list-item>
        <text:list-item>
          <text:p text:style-name="P7">物質世界學<text:span text:style-name="T133"> (第1本)</text:span></text:p>
          <text:list>
            <text:list-item>
              <text:p text:style-name="P60"><text:span text:style-name="T1">力</text:span>，<text:span text:style-name="T57">第</text:span><text:span text:style-name="T20">a</text:span><text:span text:style-name="T58">層級宗態譜、</text:span><text:span text:style-name="T24">P * t = m * S</text:span>。</text:p>
            </text:list-item>
            <text:list-item>
              <text:p text:style-name="P50"><text:span text:style-name="T102">重力</text:span>，<text:span text:style-name="T57">重力子、第</text:span><text:span text:style-name="T24">3</text:span><text:span text:style-name="T58">層級宗態譜</text:span>。</text:p>
            </text:list-item>
            <text:list-item>
              <text:p text:style-name="P51"><text:span text:style-name="T102">冷次定律</text:span>，摩擦光、摩擦力。</text:p>
            </text:list-item>
            <text:list-item>
              <text:p text:style-name="P67"><text:span text:style-name="T102">光譜線</text:span>，。</text:p>
            </text:list-item>
            <text:list-item>
              <text:p text:style-name="P93"><text:span text:style-name="T102">宗態譜</text:span>，紫移、<text:span text:style-name="T57">宗速運動頻率、波態譜、粒子態譜、尺度、</text:span><text:span text:style-name="T97">加速度運動、</text:span><text:span text:style-name="T57">紅移、液態、氣態、電漿態、光速、牛頓、焦耳、密度、鬆散</text:span>。</text:p>
            </text:list-item>
            <text:list-item>
              <text:p text:style-name="P74"><text:span text:style-name="T102">黑洞</text:span>，宗態譜、紫移。</text:p>
            </text:list-item>
            <text:list-item>
              <text:p text:style-name="P79"><text:span text:style-name="T1">暗能量、暗物質</text:span>，<text:span text:style-name="T58">宗態譜、粒子態譜、</text:span><text:span text:style-name="T57">定律、形體、物理定律、化學反應</text:span>。</text:p>
            </text:list-item>
            <text:list-item>
              <text:p text:style-name="P82"><text:bookmark-start text:name="弱力、強力"/><text:span text:style-name="T102">強力</text:span><text:bookmark-end text:name="弱力、強力"/><text:span text:style-name="T102">、弱力、引力、電磁力</text:span>，黏性、黏著力、彈射力、<text:span text:style-name="T57">膠子、</text:span><text:span text:style-name="T128">波色</text:span><text:span text:style-name="T57">子、光子、引力子</text:span>。</text:p>
            </text:list-item>
            <text:list-item>
              <text:p text:style-name="P94"><text:span text:style-name="T102">質量</text:span>，上下震動速度、圓周運動速度、、宗速、切線速度、投影速度、弦波運動、螺旋線運動、紫移、<text:span text:style-name="T57">角度、偏轉、布、皺褶、密度增加、核融合、核分裂、</text:span><text:span text:style-name="T95">粒子</text:span><text:span text:style-name="T131">、1/2</text:span><text:span text:style-name="T95">自旋的粒子、反粒子、光子、</text:span><text:span text:style-name="T57">外力、內力、形變、應力、應變</text:span>。</text:p>
            </text:list-item>
            <text:list-item>
              <text:p text:style-name="P84"><text:span text:style-name="T102">橫波、縱波、總波</text:span>，繩波、彈簧波。</text:p>
            </text:list-item>
            <text:list-item>
              <text:p text:style-name="P97"><text:span text:style-name="T102">相對論</text:span>，慣性加速度、重力加速度、電梯、水滴形、空間紋路、筆直型、彎曲型。</text:p>
            </text:list-item>
          </text:list>
        </text:list-item>
        <text:list-item>
          <text:p text:style-name="P98">社會 (第1本)</text:p>
          <text:list>
            <text:list-item>
              <text:p text:style-name="P39"><text:span text:style-name="T55">內捲</text:span><text:span text:style-name="T41">，</text:span><text:span text:style-name="T52">工業革命、生物學、基因改造</text:span><text:span text:style-name="T39">、有機體奇點</text:span><text:span text:style-name="T7">。</text:span></text:p>
            </text:list-item>
            <text:list-item>
              <text:p text:style-name="P9"><text:span text:style-name="T60">貧窮</text:span><text:span text:style-name="T7">，。</text:span></text:p>
            </text:list-item>
            <text:list-item>
              <text:p text:style-name="P10"><text:span text:style-name="T62">教育</text:span><text:span text:style-name="T7">，</text:span><text:span text:style-name="T42">神職教育、神學、數學、拉丁文</text:span><text:span text:style-name="T7">、</text:span><text:span text:style-name="T42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3">大規模監控、</text:span><text:span text:style-name="T44">精準監控、</text:span><text:span text:style-name="T43">蜜蜂、蜂蜜、蜂農、養蜂人、</text:span><text:span text:style-name="T47">維護大自然</text:span><text:span text:style-name="T43">、</text:span><text:span text:style-name="T45">單一、一小群、一大群、金融系統、金融工具</text:span><text:span text:style-name="T40">、</text:span><text:span text:style-name="T47">賺更多錢、更快賺到錢</text:span><text:span text:style-name="T40">、</text:span><text:span text:style-name="T47">問題、有害的存在、有害的個體、功能、有益的存在、有益的個體、解決問題、優化功能、賺錢、</text:span><text:span text:style-name="T43">存錢、花錢、收取、儲蓄、消費、好德、壞德、有德、缺德、無德、反德、洗錢、詐欺、販賣人口、</text:span><text:span text:style-name="T47">食物、醫療、房租、電費、學費、衛生紙、</text:span><text:span text:style-name="T43">薪資</text:span><text:span text:style-name="T7">。</text:span></text:p>
            </text:list-item>
            <text:list-item>
              <text:p text:style-name="P12">人文主義<text:span text:style-name="T7">，</text:span><text:span text:style-name="T47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5">孝順</text:span><text:span text:style-name="T7">，。</text:span></text:p>
            </text:list-item>
            <text:list-item>
              <text:p text:style-name="P15"><text:span text:style-name="T65">權威</text:span><text:span text:style-name="T7">，</text:span><text:span text:style-name="T4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6"><text:span text:style-name="T65">平權</text:span><text:span text:style-name="T7">，</text:span><text:span text:style-name="T4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5">民主主義、民粹主義</text:span><text:span text:style-name="T47">，光譜分布、</text:span><text:span text:style-name="T50">好奇知道、信念戰爭</text:span><text:span text:style-name="T7">。</text:span></text:p>
            </text:list-item>
          </text:list>
        </text:list-item>
        <text:list-item>
          <text:p text:style-name="P18"><text:span text:style-name="T132">社會 (第</text:span><text:span text:style-name="T141">2</text:span><text:span text:style-name="T132">本)</text:span></text:p>
          <text:list>
            <text:list-item>
              <text:p text:style-name="P33"><text:span text:style-name="T99">反出生</text:span><text:span text:style-name="T7">，正出生、共生、共存、</text:span><text:span text:style-name="T52">需求理論、</text:span><text:span text:style-name="T7">需求金字塔、</text:span><text:span text:style-name="T52">時空背景、知識、常識、認知、投影世界觀</text:span><text:span text:style-name="T7">、</text:span><text:span text:style-name="T52">賦予意義、</text:span><text:span text:style-name="T7">本質、現象、目的、有機率假想、史金納箱、鴿子、</text:span><text:span text:style-name="T52">紅</text:span><text:span text:style-name="T7">血球、正常增生、幸福、祝福。</text:span></text:p>
            </text:list-item>
            <text:list-item>
              <text:p text:style-name="P34"><text:span text:style-name="T64">遠離平均的個體</text:span><text:span text:style-name="T7">，超能力者、國民、國王。</text:span></text:p>
            </text:list-item>
            <text:list-item>
              <text:p text:style-name="P37">公民<text:span text:style-name="T7">，</text:span><text:span text:style-name="T52">數量型認定、社會型認定、全體型認定、賦予權力、能夠賦予權力的個體群、奴隸主、雇主、從眾行為、讓權威負責任、</text:span><text:span text:style-name="T49">米爾格倫電擊實驗、奴隸制、家畜制</text:span><text:span text:style-name="T7">。</text:span></text:p>
            </text:list-item>
            <text:list-item>
              <text:p text:style-name="P36">慾望<text:span text:style-name="T7">，</text:span><text:span text:style-name="T52">慾望層級、第</text:span><text:span text:style-name="T122">a</text:span><text:span text:style-name="T52">層級慾望、</text:span><text:span text:style-name="T7">本能型慾望、傳承型慾望、</text:span><text:span text:style-name="T52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32"> (第1本)</text:span></text:p>
          <text:list>
            <text:list-item>
              <text:p text:style-name="P19">問題<text:span text:style-name="T7">，數量型問題、社會型問題、</text:span><text:span text:style-name="T4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6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3">心靈感應、催眠、靈魂控制、</text:span><text:span text:style-name="T48">偷窺、竊聽、控制</text:span><text:span text:style-name="T7">。</text:span></text:p>
            </text:list-item>
            <text:list-item>
              <text:p text:style-name="P22"><text:span text:style-name="T73">正義</text:span><text:span text:style-name="T7">，維持正義、</text:span><text:span text:style-name="T48">內捲、</text:span><text:span text:style-name="T7">執行正義、削足適履、指鹿為馬、</text:span><text:span text:style-name="T48">數量型正義、社會型正義、全體型正義</text:span><text:span text:style-name="T7">、天</text:span><text:span text:style-name="T48">動說、本輪、</text:span><text:span text:style-name="T7">古雅典人、</text:span><text:span text:style-name="T48">蘇格拉底</text:span><text:span text:style-name="T7">。</text:span></text:p>
            </text:list-item>
            <text:list-item>
              <text:p text:style-name="P23"><text:span text:style-name="T73">詰問、歸納</text:span><text:span text:style-name="T7">，。</text:span></text:p>
            </text:list-item>
            <text:list-item>
              <text:p text:style-name="P24"><text:span text:style-name="T74">哲學數學化</text:span><text:span text:style-name="T7">，。</text:span></text:p>
            </text:list-item>
          </text:list>
        </text:list-item>
        <text:list-item>
          <text:p text:style-name="P31">哲學<text:span text:style-name="T132"> (第</text:span><text:span text:style-name="T143">2</text:span><text:span text:style-name="T132">本)</text:span></text:p>
          <text:list>
            <text:list-item>
              <text:p text:style-name="P32"><text:span text:style-name="T73">善良</text:span><text:span text:style-name="T7">，需要、</text:span><text:span text:style-name="T4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3">無限迴圈、無限循環、</text:span><text:span text:style-name="T123">飛機</text:span><text:span text:style-name="T124">的飛行路徑、</text:span><text:span text:style-name="T125">蘋果、水果、</text:span><text:span text:style-name="T43">筆劃、字母、</text:span><text:span text:style-name="T49">現象、本質</text:span><text:span text:style-name="T7">。</text:span></text:p>
            </text:list-item>
          </text:list>
        </text:list-item>
        <text:list-item>
          <text:p text:style-name="P25"><text:span text:style-name="T145">時空</text:span><text:span text:style-name="T134">旅行 (第1本)</text:span></text:p>
          <text:list>
            <text:list-item>
              <text:p text:style-name="P52"><text:span text:style-name="T3">時空旅行的 悖論</text:span><text:span text:style-name="T146">，</text:span>。</text:p>
            </text:list-item>
          </text:list>
        </text:list-item>
        <text:list-item>
          <text:p text:style-name="P26"><text:span text:style-name="T64">德</text:span><text:span text:style-name="T14"> (第1本)</text:span></text:p>
          <text:list>
            <text:list-item>
              <text:p text:style-name="P27"><text:span text:style-name="T64">道、德</text:span><text:span text:style-name="T7">，</text:span><text:span text:style-name="T47">政府、領導層、官方權力、超能力者、階級劃分、階級社會、中世紀、教會、數學、拉丁文</text:span><text:span text:style-name="T38">、</text:span><text:span text:style-name="T51">小書痴的下克上、</text:span><text:span text:style-name="T47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6">全體</text:span><text:span text:style-name="T7">型群德、不發出聲音的吃東西、服從政府、監督政府、品德、靜態、先天、內在本能、教養、動態、後天、外在傳承、總德 =</text:span><text:span text:style-name="T142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33"> (第1本)</text:span></text:p>
          <text:list>
            <text:list-item>
              <text:p text:style-name="P83"><text:span text:style-name="T110">數學</text:span>，。</text:p>
            </text:list-item>
            <text:list-item>
              <text:p text:style-name="P52"><text:span text:style-name="T1">微積分</text:span>，。</text:p>
            </text:list-item>
            <text:list-item>
              <text:p text:style-name="P53"><text:span text:style-name="T10">次方坐標系</text:span>，分形、<text:span text:style-name="T27">直角座標系、極座標系、圓柱座標系、</text:span><text:span text:style-name="T68">重心</text:span><text:span text:style-name="T28">座標系、</text:span><text:span text:style-name="T69">放射狀型</text:span><text:span text:style-name="T27">座標系</text:span>。</text:p>
            </text:list-item>
            <text:list-item>
              <text:p text:style-name="P54"><text:span text:style-name="T101">第</text:span><text:span text:style-name="T11">a</text:span><text:span text:style-name="T101">層級</text:span><text:span text:style-name="T104">座標系</text:span>，<text:span text:style-name="T70">座標系</text:span><text:span text:style-name="T71">層級、符號層級</text:span>。</text:p>
            </text:list-item>
            <text:list-item>
              <text:p text:style-name="P77"><text:span text:style-name="T109">圓形</text:span>，。</text:p>
            </text:list-item>
          </text:list>
        </text:list-item>
        <text:list-item>
          <text:p text:style-name="P29">歷史<text:span text:style-name="T133"> (第1本)</text:span></text:p>
          <text:list>
            <text:list-item>
              <text:p text:style-name="P55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5"><text:span text:style-name="T1">文藝復興</text:span>，。</text:p>
            </text:list-item>
            <text:list-item>
              <text:p text:style-name="P56"><text:span text:style-name="T4">啟蒙運動</text:span>，<text:span text:style-name="T144">立法、法律、教育、權限（</text:span><text:span text:style-name="T23">Power limit</text:span><text:span text:style-name="T62">）、人權、生命權、自由權、隱私權、空閒時間、空閒時空、無兵伐勢、神權制、獨裁制、君主制、共和制、金權制、錢、金融系統、人質症候群、</text:span><text:span text:style-name="T63">柏拉圖、洞穴理論</text:span><text:span text:style-name="T62">、群體制、人體</text:span>。</text:p>
            </text:list-item>
            <text:list-item>
              <text:p text:style-name="P57"><text:span text:style-name="T2">科舉</text:span><text:span text:style-name="T144">，</text:span>。</text:p>
            </text:list-item>
          </text:list>
        </text:list-item>
        <text:list-item>
          <text:p text:style-name="P4"><text:span text:style-name="T133">歷史人物 （第1本</text:span><text:span text:style-name="T149">）</text:span></text:p>
          <text:list>
            <text:list-item>
              <text:p text:style-name="P57"><text:span text:style-name="T135">商鞅</text:span><text:span text:style-name="T132">，法家、</text:span><text:span text:style-name="T139">商君書</text:span><text:span text:style-name="T132">。</text:span></text:p>
            </text:list-item>
            <text:list-item>
              <text:p text:style-name="P57"><text:span text:style-name="T135">蘇格拉底</text:span><text:span text:style-name="T132">，愛因斯坦、</text:span><text:span text:style-name="T144">思想實驗</text:span><text:span text:style-name="T132">。</text:span></text:p>
            </text:list-item>
            <text:list-item>
              <text:p text:style-name="P58"><text:span text:style-name="T2">柏拉圖</text:span><text:span text:style-name="T132">，。</text:span></text:p>
            </text:list-item>
            <text:list-item>
              <text:p text:style-name="P91"><text:span text:style-name="T5">亞里斯多德</text:span><text:span text:style-name="T132">，快樂、</text:span><text:span text:style-name="T147">賦予意義、認定有意義、認定有價值、無知、有知、未知、已知、現象 → 本質</text:span>、<text:span text:style-name="T153">函數名稱 → 函數曲線、函數方程式、字詞 → 定義、視覺、眼睛、視網膜、視神經、大腦</text:span><text:span text:style-name="T95">、潛能、實現</text:span><text:span text:style-name="T132">。</text:span></text:p>
            </text:list-item>
            <text:list-item>
              <text:p text:style-name="P58"><text:span text:style-name="T135">尼采</text:span><text:span text:style-name="T132">，。</text:span></text:p>
            </text:list-item>
            <text:list-item>
              <text:p text:style-name="P78"><text:span text:style-name="T5">斯賓諾沙</text:span><text:span text:style-name="T132">，。</text:span></text:p>
            </text:list-item>
            <text:list-item>
              <text:p text:style-name="P96"><text:span text:style-name="T5">維特根斯坦</text:span><text:span text:style-name="T132">，</text:span><text:span text:style-name="T147">語言遊戲、家族相似性、</text:span><text:span text:style-name="T79">哲學邏輯學化、</text:span><text:span text:style-name="T147">哲學數學化</text:span><text:span text:style-name="T132">。</text:span></text:p>
            </text:list-item>
          </text:list>
        </text:list-item>
        <text:list-item>
          <text:p text:style-name="P30"><text:span text:style-name="T132">靈魂世界學 （第</text:span><text:span text:style-name="T140">1本</text:span><text:span text:style-name="T132">）</text:span></text:p>
          <text:list>
            <text:list-item>
              <text:p text:style-name="P88"><text:span text:style-name="T135">靈魂世界學</text:span><text:span text:style-name="T132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32">。</text:span></text:p>
            </text:list-item>
            <text:list-item>
              <text:p text:style-name="P59"><text:span text:style-name="T100">受到 靈魂層個體、超能力個體 影響 有機率出現的 現象</text:span><text:span text:style-name="T132">，</text:span><text:span text:style-name="T17">Y</text:span><text:span text:style-name="T18">ouTube、手機、機械手錶</text:span><text:span text:style-name="T148">、函數</text:span><text:span text:style-name="T18">、發條</text:span><text:span text:style-name="T13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7:52:38.285000000</dc:date>
    <meta:editing-duration>P219DT22H8M57S</meta:editing-duration>
    <meta:editing-cycles>10411</meta:editing-cycles>
    <meta:document-statistic meta:table-count="0" meta:image-count="0" meta:object-count="0" meta:page-count="1" meta:paragraph-count="108" meta:word-count="4281" meta:character-count="4517" meta:non-whitespace-character-count="4458"/>
  </office:meta>
</office:document-meta>
</file>